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a2" style:family="table">
      <style:table-properties style:width="17.903cm" table:align="margins" style:writing-mode="lr-tb"/>
    </style:style>
    <style:style style:name="Tabla2.A" style:family="table-column">
      <style:table-column-properties style:column-width="17.903cm" style:rel-column-width="65535*"/>
    </style:style>
    <style:style style:name="Tabla2.1" style:family="table-row">
      <style:table-row-properties style:min-row-height="3.11cm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4f25b" officeooo:paragraph-rsid="0014f25b"/>
    </style:style>
    <style:style style:name="P8" style:family="paragraph" style:parent-style-name="Table_20_Contents">
      <style:text-properties officeooo:rsid="001864a6" officeooo:paragraph-rsid="001864a6"/>
    </style:style>
    <style:style style:name="P9" style:family="paragraph" style:parent-style-name="Table_20_Contents">
      <style:text-properties officeooo:rsid="0018d1de" officeooo:paragraph-rsid="0018d1de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text-properties officeooo:rsid="0018e4bf" officeooo:paragraph-rsid="0018e4bf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6ec28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6. <text:s/><text:span text:style-name="T3">Control de archivos y archivos proyectados en memoria</text:span>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Jose Miguel Hernández Garc<text:span text:style-name="T4">í</text:span>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Está en el .zip incluido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">Está en el .zip incluido</text:p>
          </table:table-cell>
        </table:table-row>
      </table:table>
      <text:p text:style-name="P5"/>
      <text:p text:style-name="P5">Mi solución a la <text:span text:style-name="T2">ejercicio 5</text:span> ha sido: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>Está en el .zip incluid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6. Construcción de un spool de impresión</text:span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11-10-05T09:46:35</meta:creation-date>
    <dc:date>2016-12-12T18:33:58.437988268</dc:date>
    <meta:print-date>2011-10-06T10:39:21</meta:print-date>
    <meta:editing-cycles>194</meta:editing-cycles>
    <meta:editing-duration>PT22H20M58S</meta:editing-duration>
    <meta:document-statistic meta:table-count="9" meta:image-count="1" meta:object-count="0" meta:page-count="2" meta:paragraph-count="19" meta:word-count="169" meta:character-count="978" meta:non-whitespace-character-count="815"/>
    <meta:user-defined meta:name="Información 1"/>
    <meta:user-defined meta:name="Información 2"/>
    <meta:user-defined meta:name="Información 3"/>
    <meta:user-defined meta:name="Información 4"/>
  </office:meta>
</office:document-meta>
</file>